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e4d3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e4d30" officeooo:paragraph-rsid="001e4d3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bold" officeooo:rsid="001ff15f" officeooo:paragraph-rsid="001ff15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officeooo:rsid="001ff15f" officeooo:paragraph-rsid="001e4d3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247757" officeooo:paragraph-rsid="0024775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b911a" officeooo:paragraph-rsid="002b911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ccab7" officeooo:paragraph-rsid="002ccab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e950d" officeooo:paragraph-rsid="002e95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fd56a" officeooo:paragraph-rsid="002fd56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30c303" officeooo:paragraph-rsid="0030c30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31e4ee" officeooo:paragraph-rsid="0031e4e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italic" fo:font-weight="normal" officeooo:rsid="00247757" officeooo:paragraph-rsid="00247757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fo:break-before="page"/>
      <style:text-properties style:font-name="Arial" fo:font-size="12pt" fo:font-weight="normal" officeooo:rsid="00247757" officeooo:paragraph-rsid="0024775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27ca2e" officeooo:paragraph-rsid="0027ca2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27ca2e" officeooo:paragraph-rsid="003de13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29abc5" officeooo:paragraph-rsid="0029abc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29fceb" officeooo:paragraph-rsid="0029fce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italic" fo:font-weight="normal" officeooo:rsid="00247757" officeooo:paragraph-rsid="00247757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25e02f" officeooo:paragraph-rsid="0025e02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29abc5" officeooo:paragraph-rsid="0029abc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29fceb" officeooo:paragraph-rsid="0029fce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Arial" fo:font-size="12pt" officeooo:rsid="0029fceb" officeooo:paragraph-rsid="0029fceb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Arial" fo:font-size="12pt" officeooo:rsid="002b911a" officeooo:paragraph-rsid="002b911a" style:font-size-asian="10.5pt" style:font-size-complex="12pt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2ccab7" officeooo:paragraph-rsid="002ccab7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2e950d" officeooo:paragraph-rsid="002e950d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Arial" fo:font-size="12pt" fo:font-weight="normal" officeooo:rsid="002fd56a" officeooo:paragraph-rsid="002fd56a" style:font-size-asian="10.5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Arial" fo:font-size="12pt" fo:font-weight="normal" officeooo:rsid="0030c303" officeooo:paragraph-rsid="0030c303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Arial" fo:font-size="12pt" fo:font-weight="normal" officeooo:rsid="0031e4ee" officeooo:paragraph-rsid="0031e4e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27ca2e" officeooo:paragraph-rsid="0049e38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547400" officeooo:paragraph-rsid="00547400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style:font-name="Arial" fo:font-size="12pt" fo:font-style="normal" fo:font-weight="normal" officeooo:rsid="0029abc5" officeooo:paragraph-rsid="0029abc5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f941" style:font-style-asian="normal" style:font-style-complex="normal"/>
    </style:style>
    <style:style style:name="T3" style:family="text">
      <style:text-properties officeooo:rsid="00320935"/>
    </style:style>
    <style:style style:name="T4" style:family="text">
      <style:text-properties officeooo:rsid="0035fbcb"/>
    </style:style>
    <style:style style:name="T5" style:family="text">
      <style:text-properties officeooo:rsid="0039ab09"/>
    </style:style>
    <style:style style:name="T6" style:family="text">
      <style:text-properties officeooo:rsid="003cf818"/>
    </style:style>
    <style:style style:name="T7" style:family="text">
      <style:text-properties officeooo:rsid="003d6a82"/>
    </style:style>
    <style:style style:name="T8" style:family="text">
      <style:text-properties officeooo:rsid="003de13b"/>
    </style:style>
    <style:style style:name="T9" style:family="text">
      <style:text-properties officeooo:rsid="003f67a5"/>
    </style:style>
    <style:style style:name="T10" style:family="text">
      <style:text-properties officeooo:rsid="00407a4d"/>
    </style:style>
    <style:style style:name="T11" style:family="text">
      <style:text-properties officeooo:rsid="00498c9e"/>
    </style:style>
    <style:style style:name="T12" style:family="text">
      <style:text-properties officeooo:rsid="0049e38c"/>
    </style:style>
    <style:style style:name="T13" style:family="text">
      <style:text-properties officeooo:rsid="004acd00"/>
    </style:style>
    <style:style style:name="T14" style:family="text">
      <style:text-properties officeooo:rsid="004bc1f1"/>
    </style:style>
    <style:style style:name="T15" style:family="text">
      <style:text-properties officeooo:rsid="004c36f6"/>
    </style:style>
    <style:style style:name="T16" style:family="text">
      <style:text-properties officeooo:rsid="004c786b"/>
    </style:style>
    <style:style style:name="T17" style:family="text">
      <style:text-properties officeooo:rsid="004d12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enac Niterói</text:p>
      <text:p text:style-name="P2">Projeto Integrador Módulo 6</text:p>
      <text:p text:style-name="P2">Documento de visão <text:span text:style-name="T5">Small Snacks</text:span></text:p>
      <text:p text:style-name="P2">Paulo Vitor da Silva Paixão</text:p>
      <text:p text:style-name="P4"/>
      <text:p text:style-name="P3"/>
      <text:p text:style-name="P3"/>
      <text:p text:style-name="P3"/>
      <text:p text:style-name="P5"/>
      <text:p text:style-name="P13">Sessão 1: Sistema de vendas de <text:span text:style-name="T2">mini de lanches</text:span>.</text:p>
      <text:p text:style-name="P12"/>
      <text:p text:style-name="P12"><text:span text:style-name="T1">Sessão 2: Objetivo</text:span>.</text:p>
      <text:p text:style-name="P18"/>
      <text:p text:style-name="P19">Dentro do prazo de 38 dias, construir um sistema de vendas de <text:span text:style-name="T6">mini lanches</text:span>, tendo como principais produtos, <text:span text:style-name="T6">coxinhas</text:span>, <text:span text:style-name="T6">bolinhas de queijo</text:span> e <text:span text:style-name="T6">italiano</text:span><text:span text:style-name="T7">s</text:span>. Orçamento inicial de: R$ <text:span text:style-name="T6">1</text:span>00.000,00 <text:span text:style-name="T4">em produtos e R$40.000 para o sistema de vendas.</text:span></text:p>
      <text:p text:style-name="P19"/>
      <text:p text:style-name="P14">Sessão 3: Justificativa.</text:p>
      <text:p text:style-name="P15"><text:tab/></text:p>
      <text:p text:style-name="P29"><text:span text:style-name="T8">Com a correria do dia a dia, é comum muitos não terem tempo para fazer uma refeição no prato </text:span><text:span text:style-name="T9">e muito menos passar tempo cozinhando. Sendo assim, surgiu a small snacks, </text:span><text:span text:style-name="T10">oferecendo mini salgados e bebidas diversas para acompanhar. </text:span><text:span text:style-name="T11">O sistema oferece os mini salgados a partir de R$0,40 centavos </text:span><text:span text:style-name="T12">a unidade </text:span><text:span text:style-name="T13">e as bebidas são vendidas separadamente.</text:span></text:p>
      <text:p text:style-name="P29"/>
      <text:p text:style-name="P16">Sessão 4: Descrição geral.</text:p>
      <text:p text:style-name="P16"/>
      <text:p text:style-name="P20">O sistema contará com página de cadastro, login e carrinho de compras. O cliente será capa<text:span text:style-name="T14">z</text:span> de adicionar mais produtos ao carrinho, cancelar compra e retirar produtos do carrinho. </text:p>
      <text:p text:style-name="P20"/>
      <text:p text:style-name="P30">O sistema oferece uma oferta de 10 salgados + qualquer bebida por apenas R$17,00.</text:p>
      <text:p text:style-name="P20"/>
      <text:p text:style-name="P20"/>
      <text:p text:style-name="P17">Sessão 5: Equipe.</text:p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row table:style-name="TableLine1617724178720">
          <table:table-cell table:style-name="Tabela1.A1" office:value-type="string">
            <text:p text:style-name="P22">Nome</text:p>
          </table:table-cell>
          <table:table-cell table:style-name="Tabela1.B1" office:value-type="string">
            <text:p text:style-name="P22">Papel</text:p>
          </table:table-cell>
        </table:table-row>
        <table:table-row table:style-name="TableLine1617724184160">
          <table:table-cell table:style-name="Tabela1.A2" office:value-type="string">
            <text:p text:style-name="P22">Paulo Vitor da Silva Paixão</text:p>
          </table:table-cell>
          <table:table-cell table:style-name="Tabela1.B2" office:value-type="string">
            <text:p text:style-name="P22">Scrum master</text:p>
          </table:table-cell>
        </table:table-row>
        <table:table-row table:style-name="TableLine1617724185520">
          <table:table-cell table:style-name="Tabela1.A2" office:value-type="string">
            <text:p text:style-name="P22">Paulo Vitor da Silva Paixão</text:p>
          </table:table-cell>
          <table:table-cell table:style-name="Tabela1.B2" office:value-type="string">
            <text:p text:style-name="P22">Dono do produto</text:p>
          </table:table-cell>
        </table:table-row>
        <table:table-row table:style-name="TableLine1617724179264">
          <table:table-cell table:style-name="Tabela1.A2" office:value-type="string">
            <text:p text:style-name="P22">Paulo Vitor da Silva Paixão</text:p>
          </table:table-cell>
          <table:table-cell table:style-name="Tabela1.B2" office:value-type="string">
            <text:p text:style-name="P22">Programador</text:p>
          </table:table-cell>
        </table:table-row>
        <table:table-row table:style-name="TableLine1617724186336">
          <table:table-cell table:style-name="Tabela1.A2" office:value-type="string">
            <text:p text:style-name="P22">Paulo Vitor da Silva Paixão</text:p>
          </table:table-cell>
          <table:table-cell table:style-name="Tabela1.B2" office:value-type="string">
            <text:p text:style-name="P22">Designer</text:p>
          </table:table-cell>
        </table:table-row>
      </table:table>
      <text:p text:style-name="P21"/>
      <text:p text:style-name="P21"/>
      <text:p text:style-name="P6">Sessão 6: Partes interessadas.</text:p>
      <text:p text:style-name="P6"/>
      <table:table table:name="Tabela2" table:style-name="Tabela2">
        <table:table-column table:style-name="Tabela2.A"/>
        <table:table-column table:style-name="Tabela2.B"/>
        <table:table-row table:style-name="TableLine1617724177088">
          <table:table-cell table:style-name="Tabela2.A1" office:value-type="string">
            <text:p text:style-name="P23">Paulo Vitor da Silva Paixão</text:p>
          </table:table-cell>
          <table:table-cell table:style-name="Tabela2.B1" office:value-type="string">
            <text:p text:style-name="P23">Scrum master do projeto, único investidor e responsável por todo o projeto. Tem como objetivo, garantir a funcionalidade do projeto de acordo com o requisitado.</text:p>
          </table:table-cell>
        </table:table-row>
        <table:table-row table:style-name="TableLine1617724180080">
          <table:table-cell table:style-name="Tabela2.A2" office:value-type="string">
            <text:p text:style-name="P23">Usuário final</text:p>
          </table:table-cell>
          <table:table-cell table:style-name="Tabela2.B2" office:value-type="string">
            <text:p text:style-name="P23">Interessado em avaliar todas as partes do projeto. Ele será o responsável pela avaliação final.</text:p>
          </table:table-cell>
        </table:table-row>
      </table:table>
      <text:p text:style-name="P6"/>
      <text:p text:style-name="P7">Sessão 7: Premissas.</text:p>
      <text:p text:style-name="P7"/>
      <text:list xml:id="list3198443296" text:style-name="L1">
        <text:list-item>
          <text:p text:style-name="P24"><text:soft-page-break/>Para que o sistema possa ser testado em uma máquina, é necessário que o XAMPP esteja instalado.</text:p>
          <text:p text:style-name="P24"/>
        </text:list-item>
        <text:list-item>
          <text:p text:style-name="P25">Assum<text:span text:style-name="T15">o</text:span> que o sistema será entregue até 25/01/2022 conforme o prazo.</text:p>
          <text:p text:style-name="P25"/>
        </text:list-item>
      </text:list>
      <text:p text:style-name="P8"/>
      <text:p text:style-name="P9">Sessão 8: Restrições.</text:p>
      <text:p text:style-name="P9"/>
      <text:list xml:id="list207994610" text:style-name="L2">
        <text:list-item>
          <text:list>
            <text:list-item>
              <text:list>
                <text:list-item>
                  <text:list>
                    <text:list-item>
                      <text:p text:style-name="P26">O prazo de entrega do sistema é até o dia 25 de janeiro de 2022, não será permitida a entrega após o prazo.</text:p>
                      <text:p text:style-name="P26"/>
                    </text:list-item>
                    <text:list-item>
                      <text:p text:style-name="P26">O sistema deverá ser desenvolvido <text:span text:style-name="T16">por </text:span>apenas 1 p<text:span text:style-name="T16">essoa</text:span>, participações externas não serão aceitas.</text:p>
                      <text:p text:style-name="P26"/>
                    </text:list-item>
                  </text:list>
                </text:list-item>
              </text:list>
            </text:list-item>
          </text:list>
        </text:list-item>
      </text:list>
      <text:p text:style-name="P9">Sessão 9: Escopo excluído.</text:p>
      <text:p text:style-name="P9"/>
      <text:list xml:id="list1371664474" text:style-name="L3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17">Coca cola não fará parte do catálogo de vendas de nosso sistema</text:span>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1">Sessão 10: Riscos preliminares.</text:p>
      <text:p text:style-name="P11"/>
      <text:list xml:id="list3565229377" text:style-name="L4">
        <text:list-item>
          <text:list>
            <text:list-item>
              <text:list>
                <text:list-item>
                  <text:list>
                    <text:list-item>
                      <text:p text:style-name="P28">Possível instabilidade de conexão com a internet podem comprometer o andamento do sistema de vendas, sendo assim, caso aconteça, recorrer a unidade <text:span text:style-name="T3">e entrar em contato com o serviço de internet o mais rápido possível.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3T08:52:06.613000000</dc:date>
    <meta:editing-duration>PT1H37M21S</meta:editing-duration>
    <meta:editing-cycles>42</meta:editing-cycles>
    <meta:generator>LibreOffice/7.1.4.2$Windows_X86_64 LibreOffice_project/a529a4fab45b75fefc5b6226684193eb000654f6</meta:generator>
    <meta:document-statistic meta:table-count="2" meta:image-count="0" meta:object-count="0" meta:page-count="3" meta:paragraph-count="43" meta:word-count="393" meta:character-count="2311" meta:non-whitespace-character-count="1964"/>
  </office:meta>
</office:document-meta>
</file>